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6in" svg:height="3.5437in" svg:x="6.8795in" svg:y="0.0831in">
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 Sheet1.A1:Sheet1.A1 Sheet1.A2:Sheet1.A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9in" svg:height="3.5441in" svg:x="0.0598in" svg:y="3.6504in">
            <draw:object draw:notify-on-update-of-ranges="Sheet1.A11:Sheet1.A11 Sheet1.A12:Sheet1.A19 Sheet1.B11:Sheet1.B11 Sheet1.B12:Sheet1.B19 Sheet1.A11:Sheet1.A11 Sheet1.A12:Sheet1.A19 Sheet1.C11:Sheet1.C11 Sheet1.C12:Sheet1.C19 Sheet1.A11:Sheet1.A11 Sheet1.A12:Sheet1.A19 Sheet1.D11:Sheet1.D11 Sheet1.D12:Sheet1.D19 Sheet1.A11:Sheet1.A11 Sheet1.A12:Sheet1.A19 Sheet1.E11:Sheet1.E11 Sheet1.E12:Sheet1.E19 Sheet1.A11:Sheet1.A11 Sheet1.A12:Sheet1.A19 Sheet1.F11:Sheet1.F11 Sheet1.F12:Sheet1.F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List Sizes -Front</text:p>
          </table:table-cell>
          <table:table-cell office:value-type="string" calcext:value-type="string">
            <text:p>Linked (s)</text:p>
          </table:table-cell>
          <table:table-cell office:value-type="string" calcext:value-type="string">
            <text:p>Double (s)</text:p>
          </table:table-cell>
          <table:table-cell office:value-type="string" calcext:value-type="string">
            <text:p>Text (s)</text:p>
          </table:table-cell>
          <table:table-cell office:value-type="string" calcext:value-type="string">
            <text:p>Vector (s)</text:p>
          </table:table-cell>
          <table:table-cell office:value-type="string" calcext:value-type="string">
            <text:p>STL (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8546" calcext:value-type="float">
            <text:p>0.008546</text:p>
          </table:table-cell>
          <table:table-cell office:value-type="float" office:value="0.001373" calcext:value-type="float">
            <text:p>0.0013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0.002046" calcext:value-type="float">
            <text:p>0.00204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002833" calcext:value-type="float">
            <text:p>0.0028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19396" calcext:value-type="float">
            <text:p>0.19396</text:p>
          </table:table-cell>
          <table:table-cell office:value-type="float" office:value="0.004496" calcext:value-type="float">
            <text:p>0.00449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.004705" calcext:value-type="float">
            <text:p>0.004705</text:p>
          </table:table-cell>
          <table:table-cell office:value-type="float" office:value="0.428883" calcext:value-type="float">
            <text:p>0.428883</text:p>
          </table:table-cell>
          <table:table-cell office:value-type="float" office:value="0.006861" calcext:value-type="float">
            <text:p>0.0068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6138" calcext:value-type="float">
            <text:p>0.006138</text:p>
          </table:table-cell>
          <table:table-cell office:value-type="float" office:value="0.801019" calcext:value-type="float">
            <text:p>0.801019</text:p>
          </table:table-cell>
          <table:table-cell office:value-type="float" office:value="0.008906" calcext:value-type="float">
            <text:p>0.00890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1.93954" calcext:value-type="float">
            <text:p>1.93954</text:p>
          </table:table-cell>
          <table:table-cell office:value-type="float" office:value="0.015977" calcext:value-type="float">
            <text:p>0.0159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0.014127" calcext:value-type="float">
            <text:p>0.014127</text:p>
          </table:table-cell>
          <table:table-cell office:value-type="float" office:value="0.0112" calcext:value-type="float">
            <text:p>0.0112</text:p>
          </table:table-cell>
          <table:table-cell office:value-type="float" office:value="3.60058" calcext:value-type="float">
            <text:p>3.60058</text:p>
          </table:table-cell>
          <table:table-cell office:value-type="float" office:value="0.020349" calcext:value-type="float">
            <text:p>0.0203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st Sizes -Back</text:p>
          </table:table-cell>
          <table:table-cell office:value-type="string" calcext:value-type="string">
            <text:p>Linked (s)</text:p>
          </table:table-cell>
          <table:table-cell office:value-type="string" calcext:value-type="string">
            <text:p>Double (s)</text:p>
          </table:table-cell>
          <table:table-cell office:value-type="string" calcext:value-type="string">
            <text:p>Text (s)</text:p>
          </table:table-cell>
          <table:table-cell office:value-type="string" calcext:value-type="string">
            <text:p>Vector (s)</text:p>
          </table:table-cell>
          <table:table-cell office:value-type="string" calcext:value-type="string">
            <text:p>STL (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6793" calcext:value-type="float">
            <text:p>0.24679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757" calcext:value-type="float">
            <text:p>0.00075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55305" calcext:value-type="float">
            <text:p>0.555305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531957" calcext:value-type="float">
            <text:p>0.531957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081" calcext:value-type="float">
            <text:p>0.00108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47846" calcext:value-type="float">
            <text:p>1.47846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1.47413" calcext:value-type="float">
            <text:p>1.47413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0.001793" calcext:value-type="float">
            <text:p>0.0017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90486" calcext:value-type="float">
            <text:p>5.90486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6.05216" calcext:value-type="float">
            <text:p>6.05216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809" calcext:value-type="float">
            <text:p>0.00380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.3651" calcext:value-type="float">
            <text:p>13.3651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14.3434" calcext:value-type="float">
            <text:p>14.3434</text:p>
          </table:table-cell>
          <table:table-cell office:value-type="float" office:value="0.005692" calcext:value-type="float">
            <text:p>0.005692</text:p>
          </table:table-cell>
          <table:table-cell office:value-type="float" office:value="0.00702" calcext:value-type="float">
            <text:p>0.007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.3308" calcext:value-type="float">
            <text:p>24.3308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24.1679" calcext:value-type="float">
            <text:p>24.1679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0.008775" calcext:value-type="float">
            <text:p>0.00877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3.3582" calcext:value-type="float">
            <text:p>63.3582</text:p>
          </table:table-cell>
          <table:table-cell office:value-type="float" office:value="0.0053" calcext:value-type="float">
            <text:p>0.0053</text:p>
          </table:table-cell>
          <table:table-cell office:value-type="float" office:value="61.2326" calcext:value-type="float">
            <text:p>61.2326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5316" calcext:value-type="float">
            <text:p>0.0153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8.32" calcext:value-type="float">
            <text:p>108.32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108.116" calcext:value-type="float">
            <text:p>108.116</text:p>
          </table:table-cell>
          <table:table-cell office:value-type="float" office:value="0.015492" calcext:value-type="float">
            <text:p>0.015492</text:p>
          </table:table-cell>
          <table:table-cell office:value-type="float" office:value="0.021214" calcext:value-type="float">
            <text:p>0.021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0:22:57.465252336</meta:creation-date>
    <dc:date>2024-11-05T21:43:22.695557715</dc:date>
    <meta:editing-duration>PT20M20S</meta:editing-duration>
    <meta:editing-cycles>2</meta:editing-cycles>
    <meta:generator>LibreOffice/24.2.6.2$Linux_X86_64 LibreOffice_project/420$Build-2</meta:generator>
    <meta:document-statistic meta:table-count="1" meta:cell-count="1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9cm" svg:height="9.002cm" xlink:href=".." xlink:type="simple" chart:class="chart:scatter" chart:style-name="ch1">
        <chart:title svg:x="6.503cm" svg:y="0.316cm" chart:style-name="ch2">
          <text:p>Size vs. Time </text:p>
        </chart:title>
        <chart:subtitle svg:x="6.953cm" svg:y="1.275cm" chart:style-name="ch3">
          <text:p>Push Front</text:p>
        </chart:subtitle>
        <chart:legend chart:legend-position="end" svg:x="13.663cm" svg:y="3.206cm" style:legend-expansion="high" chart:style-name="ch4"/>
        <chart:plot-area chart:style-name="ch5" table:cell-range-address="Sheet1.A1:Sheet1.F9" chart:data-source-has-labels="row" svg:x="1.33cm" svg:y="2.138cm" svg:width="12.014cm" svg:height="5.703cm">
          <chart:coordinate-region svg:x="2.057cm" svg:y="2.337cm" svg:width="10.716cm" svg:height="4.857cm"/>
          <chart:axis chart:dimension="x" chart:name="primary-x" chart:style-name="ch6">
            <chart:title svg:x="6.684cm" svg:y="8.021cm" chart:style-name="ch7">
              <text:p>List Size</text:p>
            </chart:title>
          </chart:axis>
          <chart:axis chart:dimension="y" chart:name="primary-y" chart:style-name="ch8">
            <chart:title svg:x="0.451cm" svg:y="6.131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2" chart:values-cell-range-address="Sheet1.C2:Sheet1.C9" chart:label-cell-address="Sheet1.C1:Sheet1.C1" chart:class="chart:scatter">
            <chart:data-point chart:repeated="8"/>
          </chart:series>
          <chart:series chart:style-name="ch13" chart:values-cell-range-address="Sheet1.D2:Sheet1.D9" chart:label-cell-address="Sheet1.D1:Sheet1.D1" chart:class="chart:scatter">
            <chart:data-point chart:repeated="8"/>
          </chart:series>
          <chart:series chart:style-name="ch14" chart:values-cell-range-address="Sheet1.E2:Sheet1.E9" chart:label-cell-address="Sheet1.E1:Sheet1.E1" chart:class="chart:scatter">
            <chart:data-point chart:repeated="8"/>
          </chart:series>
          <chart:series chart:style-name="ch15" chart:values-cell-range-address="Sheet1.F2:Sheet1.F9" chart:label-cell-address="Sheet1.F1:Sheet1.F1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ked (s)</text:p>
                <draw:g>
                  <svg:desc>Sheet1.B1:Sheet1.B1</svg:desc>
                </draw:g>
              </table:table-cell>
              <table:table-cell office:value-type="string">
                <text:p>Double (s)</text:p>
                <draw:g>
                  <svg:desc>Sheet1.C1:Sheet1.C1</svg:desc>
                </draw:g>
              </table:table-cell>
              <table:table-cell office:value-type="string">
                <text:p>Text (s)</text:p>
                <draw:g>
                  <svg:desc>Sheet1.D1:Sheet1.D1</svg:desc>
                </draw:g>
              </table:table-cell>
              <table:table-cell office:value-type="string">
                <text:p>Vector (s)</text:p>
                <draw:g>
                  <svg:desc>Sheet1.E1:Sheet1.E1</svg:desc>
                </draw:g>
              </table:table-cell>
              <table:table-cell office:value-type="string">
                <text:p>STL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9</svg:desc>
                </draw:g>
              </table:table-cell>
              <table:table-cell office:value-type="float" office:value="0.000595">
                <text:p>0.000595</text:p>
                <draw:g>
                  <svg:desc>Sheet1.B2:Sheet1.B9</svg:desc>
                </draw:g>
              </table:table-cell>
              <table:table-cell office:value-type="float" office:value="0.000585">
                <text:p>0.000585</text:p>
                <draw:g>
                  <svg:desc>Sheet1.C2:Sheet1.C9</svg:desc>
                </draw:g>
              </table:table-cell>
              <table:table-cell office:value-type="float" office:value="0.000608">
                <text:p>0.000608</text:p>
                <draw:g>
                  <svg:desc>Sheet1.D2:Sheet1.D9</svg:desc>
                </draw:g>
              </table:table-cell>
              <table:table-cell office:value-type="float" office:value="0.008546">
                <text:p>0.008546</text:p>
                <draw:g>
                  <svg:desc>Sheet1.E2:Sheet1.E9</svg:desc>
                </draw:g>
              </table:table-cell>
              <table:table-cell office:value-type="float" office:value="0.001373">
                <text:p>0.001373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0.000891">
                <text:p>0.000891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952">
                <text:p>0.000952</text:p>
              </table:table-cell>
              <table:table-cell office:value-type="float" office:value="0.022285">
                <text:p>0.022285</text:p>
              </table:table-cell>
              <table:table-cell office:value-type="float" office:value="0.002046">
                <text:p>0.002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0.002398">
                <text:p>0.002398</text:p>
              </table:table-cell>
              <table:table-cell office:value-type="float" office:value="0.0015">
                <text:p>0.0015</text:p>
              </table:table-cell>
              <table:table-cell office:value-type="float" office:value="0.001601">
                <text:p>0.001601</text:p>
              </table:table-cell>
              <table:table-cell office:value-type="float" office:value="0.06847">
                <text:p>0.06847</text:p>
              </table:table-cell>
              <table:table-cell office:value-type="float" office:value="0.002833">
                <text:p>0.00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2979">
                <text:p>0.002979</text:p>
              </table:table-cell>
              <table:table-cell office:value-type="float" office:value="0.003184">
                <text:p>0.003184</text:p>
              </table:table-cell>
              <table:table-cell office:value-type="float" office:value="0.19396">
                <text:p>0.19396</text:p>
              </table:table-cell>
              <table:table-cell office:value-type="float" office:value="0.004496">
                <text:p>0.004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0.004412">
                <text:p>0.004412</text:p>
              </table:table-cell>
              <table:table-cell office:value-type="float" office:value="0.004434">
                <text:p>0.004434</text:p>
              </table:table-cell>
              <table:table-cell office:value-type="float" office:value="0.004705">
                <text:p>0.004705</text:p>
              </table:table-cell>
              <table:table-cell office:value-type="float" office:value="0.428883">
                <text:p>0.428883</text:p>
              </table:table-cell>
              <table:table-cell office:value-type="float" office:value="0.006861">
                <text:p>0.006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3978">
                <text:p>0.003978</text:p>
              </table:table-cell>
              <table:table-cell office:value-type="float" office:value="0.005796">
                <text:p>0.005796</text:p>
              </table:table-cell>
              <table:table-cell office:value-type="float" office:value="0.006138">
                <text:p>0.006138</text:p>
              </table:table-cell>
              <table:table-cell office:value-type="float" office:value="0.801019">
                <text:p>0.801019</text:p>
              </table:table-cell>
              <table:table-cell office:value-type="float" office:value="0.008906">
                <text:p>0.008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0.009521">
                <text:p>0.009521</text:p>
              </table:table-cell>
              <table:table-cell office:value-type="float" office:value="0.008664">
                <text:p>0.008664</text:p>
              </table:table-cell>
              <table:table-cell office:value-type="float" office:value="0.00928">
                <text:p>0.00928</text:p>
              </table:table-cell>
              <table:table-cell office:value-type="float" office:value="1.93954">
                <text:p>1.93954</text:p>
              </table:table-cell>
              <table:table-cell office:value-type="float" office:value="0.015977">
                <text:p>0.01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0.013916">
                <text:p>0.013916</text:p>
              </table:table-cell>
              <table:table-cell office:value-type="float" office:value="0.014127">
                <text:p>0.014127</text:p>
              </table:table-cell>
              <table:table-cell office:value-type="float" office:value="0.0112">
                <text:p>0.0112</text:p>
              </table:table-cell>
              <table:table-cell office:value-type="float" office:value="3.60058">
                <text:p>3.60058</text:p>
              </table:table-cell>
              <table:table-cell office:value-type="float" office:value="0.020349">
                <text:p>0.020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cm" svg:height="9.003cm" xlink:href=".." xlink:type="simple" chart:class="chart:scatter" chart:style-name="ch1">
        <chart:title svg:x="6.557cm" svg:y="0.316cm" chart:style-name="ch2">
          <text:p>Size vs. Time</text:p>
        </chart:title>
        <chart:subtitle svg:x="6.98cm" svg:y="1.275cm" chart:style-name="ch3">
          <text:p>Push Back</text:p>
        </chart:subtitle>
        <chart:legend chart:legend-position="end" svg:x="13.664cm" svg:y="3.206cm" style:legend-expansion="high" chart:style-name="ch4"/>
        <chart:plot-area chart:style-name="ch5" table:cell-range-address="Sheet1.A11:Sheet1.F19" chart:data-source-has-labels="row" svg:x="1.33cm" svg:y="2.138cm" svg:width="12.015cm" svg:height="5.704cm">
          <chart:coordinate-region svg:x="2.137cm" svg:y="2.337cm" svg:width="10.637cm" svg:height="4.858cm"/>
          <chart:axis chart:dimension="x" chart:name="primary-x" chart:style-name="ch6">
            <chart:title svg:x="6.684cm" svg:y="8.022cm" chart:style-name="ch7">
              <text:p>List Size</text:p>
            </chart:title>
          </chart:axis>
          <chart:axis chart:dimension="y" chart:name="primary-y" chart:style-name="ch8">
            <chart:title svg:x="0.451cm" svg:y="6.132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12:Sheet1.B19" chart:label-cell-address="Sheet1.B11:Sheet1.B11" chart:class="chart:scatter">
            <chart:domain table:cell-range-address="Sheet1.A12:Sheet1.A19"/>
            <chart:data-point chart:repeated="8"/>
          </chart:series>
          <chart:series chart:style-name="ch12" chart:values-cell-range-address="Sheet1.C12:Sheet1.C19" chart:label-cell-address="Sheet1.C11:Sheet1.C11" chart:class="chart:scatter">
            <chart:data-point chart:repeated="8"/>
          </chart:series>
          <chart:series chart:style-name="ch13" chart:values-cell-range-address="Sheet1.D12:Sheet1.D19" chart:label-cell-address="Sheet1.D11:Sheet1.D11" chart:class="chart:scatter">
            <chart:data-point chart:repeated="8"/>
          </chart:series>
          <chart:series chart:style-name="ch14" chart:values-cell-range-address="Sheet1.E12:Sheet1.E19" chart:label-cell-address="Sheet1.E11:Sheet1.E11" chart:class="chart:scatter">
            <chart:data-point chart:repeated="8"/>
          </chart:series>
          <chart:series chart:style-name="ch15" chart:values-cell-range-address="Sheet1.F12:Sheet1.F19" chart:label-cell-address="Sheet1.F11:Sheet1.F11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ked (s)</text:p>
                <draw:g>
                  <svg:desc>Sheet1.B11:Sheet1.B11</svg:desc>
                </draw:g>
              </table:table-cell>
              <table:table-cell office:value-type="string">
                <text:p>Double (s)</text:p>
                <draw:g>
                  <svg:desc>Sheet1.C11:Sheet1.C11</svg:desc>
                </draw:g>
              </table:table-cell>
              <table:table-cell office:value-type="string">
                <text:p>Text (s)</text:p>
                <draw:g>
                  <svg:desc>Sheet1.D11:Sheet1.D11</svg:desc>
                </draw:g>
              </table:table-cell>
              <table:table-cell office:value-type="string">
                <text:p>Vector (s)</text:p>
                <draw:g>
                  <svg:desc>Sheet1.E11:Sheet1.E11</svg:desc>
                </draw:g>
              </table:table-cell>
              <table:table-cell office:value-type="string">
                <text:p>STL (s)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2:Sheet1.A19</svg:desc>
                </draw:g>
              </table:table-cell>
              <table:table-cell office:value-type="float" office:value="0.246793">
                <text:p>0.246793</text:p>
                <draw:g>
                  <svg:desc>Sheet1.B12:Sheet1.B19</svg:desc>
                </draw:g>
              </table:table-cell>
              <table:table-cell office:value-type="float" office:value="0.00018">
                <text:p>0.00018</text:p>
                <draw:g>
                  <svg:desc>Sheet1.C12:Sheet1.C19</svg:desc>
                </draw:g>
              </table:table-cell>
              <table:table-cell office:value-type="float" office:value="0.23663">
                <text:p>0.23663</text:p>
                <draw:g>
                  <svg:desc>Sheet1.D12:Sheet1.D19</svg:desc>
                </draw:g>
              </table:table-cell>
              <table:table-cell office:value-type="float" office:value="0.000787">
                <text:p>0.000787</text:p>
                <draw:g>
                  <svg:desc>Sheet1.E12:Sheet1.E19</svg:desc>
                </draw:g>
              </table:table-cell>
              <table:table-cell office:value-type="float" office:value="0.000757">
                <text:p>0.000757</text:p>
                <draw:g>
                  <svg:desc>Sheet1.F12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0.555305">
                <text:p>0.555305</text:p>
              </table:table-cell>
              <table:table-cell office:value-type="float" office:value="0.000326">
                <text:p>0.000326</text:p>
              </table:table-cell>
              <table:table-cell office:value-type="float" office:value="0.531957">
                <text:p>0.531957</text:p>
              </table:table-cell>
              <table:table-cell office:value-type="float" office:value="0.001113">
                <text:p>0.001113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1.47846">
                <text:p>1.47846</text:p>
              </table:table-cell>
              <table:table-cell office:value-type="float" office:value="0.00046">
                <text:p>0.00046</text:p>
              </table:table-cell>
              <table:table-cell office:value-type="float" office:value="1.47413">
                <text:p>1.47413</text:p>
              </table:table-cell>
              <table:table-cell office:value-type="float" office:value="0.001812">
                <text:p>0.001812</text:p>
              </table:table-cell>
              <table:table-cell office:value-type="float" office:value="0.001793">
                <text:p>0.001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5.90486">
                <text:p>5.90486</text:p>
              </table:table-cell>
              <table:table-cell office:value-type="float" office:value="0.000886">
                <text:p>0.000886</text:p>
              </table:table-cell>
              <table:table-cell office:value-type="float" office:value="6.05216">
                <text:p>6.05216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13.3651">
                <text:p>13.3651</text:p>
              </table:table-cell>
              <table:table-cell office:value-type="float" office:value="0.002588">
                <text:p>0.002588</text:p>
              </table:table-cell>
              <table:table-cell office:value-type="float" office:value="14.3434">
                <text:p>14.3434</text:p>
              </table:table-cell>
              <table:table-cell office:value-type="float" office:value="0.005692">
                <text:p>0.005692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4.3308">
                <text:p>24.3308</text:p>
              </table:table-cell>
              <table:table-cell office:value-type="float" office:value="0.003448">
                <text:p>0.003448</text:p>
              </table:table-cell>
              <table:table-cell office:value-type="float" office:value="24.1679">
                <text:p>24.1679</text:p>
              </table:table-cell>
              <table:table-cell office:value-type="float" office:value="0.007142">
                <text:p>0.007142</text:p>
              </table:table-cell>
              <table:table-cell office:value-type="float" office:value="0.008775">
                <text:p>0.00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63.3582">
                <text:p>63.3582</text:p>
              </table:table-cell>
              <table:table-cell office:value-type="float" office:value="0.0053">
                <text:p>0.0053</text:p>
              </table:table-cell>
              <table:table-cell office:value-type="float" office:value="61.2326">
                <text:p>61.2326</text:p>
              </table:table-cell>
              <table:table-cell office:value-type="float" office:value="0.011225">
                <text:p>0.011225</text:p>
              </table:table-cell>
              <table:table-cell office:value-type="float" office:value="0.015316">
                <text:p>0.015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108.32">
                <text:p>108.32</text:p>
              </table:table-cell>
              <table:table-cell office:value-type="float" office:value="0.00699">
                <text:p>0.00699</text:p>
              </table:table-cell>
              <table:table-cell office:value-type="float" office:value="108.116">
                <text:p>108.116</text:p>
              </table:table-cell>
              <table:table-cell office:value-type="float" office:value="0.015492">
                <text:p>0.015492</text:p>
              </table:table-cell>
              <table:table-cell office:value-type="float" office:value="0.021214">
                <text:p>0.021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